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9120184AE4C10B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.35cm" fo:min-width="7.9cm"/>
    </style:style>
    <style:style style:name="gr3" style:family="graphic" style:parent-style-name="standard">
      <style:graphic-properties draw:stroke="none" svg:stroke-color="#000000" draw:fill="none" draw:fill-color="#ffffff" fo:min-height="1.35cm" fo:padding-top="0.3cm" fo:padding-bottom="0.3cm" fo:padding-left="0.4cm" fo:padding-right="0.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11.018cm" svg:x="1cm" svg:y="8.46cm">
          <draw:image xlink:href="Pictures/1000000000000780000004389120184AE4C10B02.png" xlink:type="simple" xlink:show="embed" xlink:actuate="onLoad">
            <text:p/>
          </draw:image>
        </draw:frame>
        <draw:custom-shape draw:style-name="gr2" draw:text-style-name="P2" draw:layer="layout" svg:width="8.4cm" svg:height="1.6cm" svg:x="6.9cm" svg:y="13.3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1cm" svg:height="1.95cm" svg:x="8.5cm" svg:y="13.4cm">
          <draw:text-box>
            <text:p text:style-name="P3"><text:span text:style-name="T1">DEUTERANOP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7T18:49:23.755534045</dc:date>
    <meta:editing-duration>PT5M10S</meta:editing-duration>
    <meta:editing-cycles>1</meta:editing-cycles>
    <meta:document-statistic meta:object-count="3"/>
    <meta:generator>LibreOffice/6.0.7.3$Linux_X86_64 LibreOffice_project/00m0$Build-3</meta:generator>
  </office:meta>
</office:document-meta>
</file>